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use-window-font-color="true" style:font-name="Loma"/>
    </style:style>
    <style:style style:name="P2" style:family="paragraph" style:parent-style-name="Standard">
      <style:paragraph-properties fo:text-align="justify" style:justify-single-word="false"/>
      <style:text-properties style:use-window-font-color="true" style:font-name="Loma" fo:font-weight="bold" style:font-weight-asian="bold" style:font-weight-complex="bold"/>
    </style:style>
    <style:style style:name="P3" style:family="paragraph" style:parent-style-name="Standard">
      <style:paragraph-properties fo:text-align="justify" style:justify-single-word="false"/>
      <style:text-properties style:use-window-font-color="true" style:font-name="Loma" fo:font-weight="normal" style:font-weight-asian="normal" style:font-weight-complex="normal"/>
    </style:style>
    <style:style style:name="P4" style:family="paragraph" style:parent-style-name="Standard" style:list-style-name="L1">
      <style:paragraph-properties fo:text-align="justify" style:justify-single-word="false"/>
      <style:text-properties style:use-window-font-color="true" style:font-name="Loma" fo:font-weight="normal" style:font-weight-asian="normal" style:font-weight-complex="normal"/>
    </style:style>
    <style:style style:name="P5" style:family="paragraph" style:parent-style-name="Standard" style:list-style-name="L2">
      <style:text-properties style:use-window-font-color="true" style:font-name="Loma" fo:font-weight="normal" style:font-weight-asian="normal" style:font-weight-complex="normal"/>
    </style:style>
    <style:style style:name="P6" style:family="paragraph" style:parent-style-name="Standard" style:list-style-name="L3">
      <style:text-properties style:use-window-font-color="true" style:font-name="Loma" fo:font-weight="normal" style:font-weight-asian="normal" style:font-weight-complex="normal"/>
    </style:style>
    <style:style style:name="P7" style:family="paragraph" style:parent-style-name="Standard" style:list-style-name="L2">
      <style:text-properties style:use-window-font-color="true" style:font-name="Loma"/>
    </style:style>
    <style:style style:name="P8" style:family="paragraph" style:parent-style-name="Standard" style:list-style-name="L2">
      <style:text-properties style:use-window-font-color="true" style:font-name="Nimbus Mono L" fo:font-style="normal" fo:font-weight="normal" style:font-style-asian="normal" style:font-weight-asian="normal" style:font-style-complex="normal" style:font-weight-complex="normal"/>
    </style:style>
    <style:style style:name="P9" style:family="paragraph" style:parent-style-name="Standard" style:list-style-name="L2"/>
    <style:style style:name="P10" style:family="paragraph" style:parent-style-name="Heading_20_1">
      <style:paragraph-properties fo:text-align="center" style:justify-single-word="false"/>
      <style:text-properties style:use-window-font-color="true"/>
    </style:style>
    <style:style style:name="P11" style:family="paragraph" style:parent-style-name="Heading_20_1">
      <style:paragraph-properties fo:margin-top="0.1665in" fo:margin-bottom="0.0835in" fo:text-align="center" style:justify-single-word="false" fo:keep-with-next="always"/>
      <style:text-properties style:use-window-font-color="true" style:font-name="Liberation Sans" style:font-name-asian="WenQuanYi Micro Hei" style:font-name-complex="Lohit Hindi"/>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Loma" fo:font-weight="normal" style:font-weight-asian="normal" style:font-weight-complex="normal"/>
    </style:style>
    <style:style style:name="T4" style:family="text">
      <style:text-properties style:use-window-font-color="true" style:font-name="Loma" fo:font-weight="bold" style:font-weight-asian="bold" style:font-weight-complex="bold"/>
    </style:style>
    <style:style style:name="T5"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3">
      <text:list-level-style-number text:level="1" text:style-name="Numbering_20_Symbols" style:num-suffix=")" style:num-format="1" text:start-value="3">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Home Coop:</text:h>
      <text:h text:style-name="P10" text:outline-level="1">Tiny Local Consumer Cooperatives Web Ordering System</text:h>
      <text:h text:style-name="P11" text:outline-level="1">Installation Guide</text:h>
      <text:p text:style-name="P1"/>
      <text:p text:style-name="P2">Prerequisites:</text:p>
      <text:list xml:id="list419657877" text:style-name="L1">
        <text:list-item>
          <text:p text:style-name="P4">Linux apache2 web server</text:p>
        </text:list-item>
        <text:list-item>
          <text:p text:style-name="P4">MySQL 5.X and up server</text:p>
        </text:list-item>
        <text:list-item>
          <text:p text:style-name="P4">PHP 5.3 and up. Packages: libxml2-dev, php5-mysql, <text:s/>php5-xsl, <text:s/>libxslt1.1</text:p>
        </text:list-item>
      </text:list>
      <text:p text:style-name="P3"/>
      <text:p text:style-name="P2">Installation:</text:p>
      <text:list xml:id="list426218669" text:style-name="L2">
        <text:list-item>
          <text:p text:style-name="P9"><text:span text:style-name="T3"><text:s/>Create a database schema by running </text:span><text:span text:style-name="T4">DB\00_Schema.sql</text:span><text:span text:style-name="T3"> in MySQL server. In case the database was already created, you will need to omit the first CREATE DATABASE statement and possibly also the USE HomeCoop statement (due to permission restrictions on hosting sites).</text:span></text:p>
        </text:list-item>
        <text:list-item>
          <text:p text:style-name="P5"><text:s/>Run in MySQL the initial data script <text:span text:style-name="T1">DB\01_Base.sql. </text:span>Note: this script creates a first user for the website. Login name: <text:span text:style-name="T1">admin</text:span>. Password: <text:span text:style-name="T1">123456</text:span></text:p>
        </text:list-item>
        <text:list-item>
          <text:p text:style-name="P5"><text:span text:style-name="T1"><text:s/></text:span>Run in MySQL a language script for each language you wish your website to support (only 2 languages strings are provided – English and Hebrew, but you can easily enough add other languages <text:span text:style-name="T5">[LINK]</text:span>). If you choose to include English, start with <text:span text:style-name="T1">DB\02_English.sql </text:span>so other languages will “fall” to English when a string is missing.</text:p>
        </text:list-item>
        <text:list-item>
          <text:p text:style-name="P7"><text:s/>Run<text:span text:style-name="T2"> </text:span><text:span text:style-name="T1">DB\11_ProduceConstants.sql </text:span><text:span text:style-name="T2">in a MySQL client.</text:span> Export the result to a spreadsheet file, and copy the entire column content (excluding the first header row) to <text:span text:style-name="T1">Website\$keys\class\consts.php</text:span>, <text:s/>replacing the constants under the comment DATABASE-MATCHING CONSTANTS.</text:p>
        </text:list-item>
        <text:list-item>
          <text:p text:style-name="P7"><text:s/>Configure settings set in <text:span text:style-name="T1">Website\strings.xml </text:span><text:span text:style-name="T2">and each </text:span><text:span text:style-name="T1">Website\strings.[language folder name].xml </text:span><text:span text:style-name="T2">file (at the beginnings of the files only). Language folder name is usually composed of two letters, such as “en” for English.</text:span></text:p>
        </text:list-item>
        <text:list-item>
          <text:p text:style-name="P5"><text:s/>Configure settings set in <text:span text:style-name="T1">Website\$keys\settings.php</text:span>. Note: each string in the format &lt;$!SOMETHING$!&gt; is a placeholder that will be used by <text:span text:style-name="T1">Website\create-language-folders.py </text:span>to create a folder for each language the website supports. The string values for this placeholders are found in the <text:span text:style-name="T1">Website\strings.[language folder name].xml</text:span> files and in the file <text:span text:style-name="T1">Website\strings.xml</text:span>, which includes some non-language-specific strings <text:soft-page-break/>and functions as a cross-development-language “constants file”. The file <text:span text:style-name="T1">Website\$keys\coopbrief.htm </text:span>points to strings that<text:span text:style-name="T1"> </text:span>describe<text:span text:style-name="T1"> </text:span>organizational information (100% Vegan, etc.), presented to anyone on the website login page. Edit those strings in the xml files mentioned here and modify the file <text:span text:style-name="T1">Website\$keys\coopbrief.htm </text:span>to your liking.</text:p>
        </text:list-item>
        <text:list-item>
          <text:p text:style-name="P5"><text:s/><text:span text:style-name="T1"><text:s/></text:span>For a one-language deployment other than English (which the website is already set for by default), set DEFALUT LANGUAGE in <text:span text:style-name="T1">Website\index.php </text:span>to the supported language folder name, and <text:span text:style-name="T1">$g_aSupportedLanguages </text:span>in <text:span text:style-name="T1">Website\$keys\settings.php </text:span>to a two-dimensional array with one child array – for the supported language.</text:p>
          <text:p text:style-name="P5">The following code, when included in <text:span text:style-name="T1">Website\$keys\settings.php,</text:span> sets English as the only supported language (regardless of how many SQL language scripts were run and provided that <text:span text:style-name="T1">DB\02_English.sql</text:span> was one of them):</text:p>
          <text:p text:style-name="P5"/>
          <text:p text:style-name="P8">//language folder (array key), </text:p>
          <text:p text:style-name="P8">//language name, </text:p>
          <text:p text:style-name="P8">//is a required language? (false=optional), </text:p>
          <text:p text:style-name="P8">//rtl/ltr align</text:p>
          <text:p text:style-name="P8">//language id (from db)</text:p>
          <text:p text:style-name="P8">//falling language id</text:p>
          <text:p text:style-name="P8">$g_aSupportedLanguages = array( </text:p>
          <text:p text:style-name="P8"><text:s text:c="20"/>'en' =&gt; array('English', true, 'ltr', 1, 0) </text:p>
          <text:p text:style-name="P8"><text:s/>);</text:p>
          <text:p text:style-name="P8"/>
        </text:list-item>
        <text:list-item>
          <text:p text:style-name="P5"><text:s/>For a two or more languages deployment, set the value for the system's default language folder in the root directory file <text:bookmark-start text:name="__DdeLink__1499_925477982"/><text:span text:style-name="T1">Website</text:span><text:bookmark-end text:name="__DdeLink__1499_925477982"/><text:span text:style-name="T1">\index.php</text:span> below the comment DEFALUT LANGUAGE. The website's root directory should then be the folder <text:span text:style-name="T1">Website.</text:span></text:p>
        </text:list-item>
        <text:list-item>
          <text:p text:style-name="P7"><text:s/>Follow the instructions for using <text:span text:style-name="T1">Website\create-language-folders.py</text:span><text:span text:style-name="T2"> in the document </text:span><text:span text:style-name="T1">Multi-language Website Generating Python Script.pdf</text:span><text:span text:style-name="T2"> and run the script to generate language-specific/one-language deployment folder(s)</text:span></text:p>
        </text:list-item>
        <text:list-item>
          <text:p text:style-name="P7"><text:span text:style-name="T2"><text:s/>Copy, perhaps through an </text:span><text:bookmark-start text:name="__DdeLink__1501_925477982"/><text:span text:style-name="T2">FTP</text:span><text:bookmark-end text:name="__DdeLink__1501_925477982"/><text:span text:style-name="T2"> connection, the contents of the directory</text:span><text:span text:style-name="T1"> Website,</text:span><text:span text:style-name="T2"> without the </text:span><text:span text:style-name="T1">create-language-folders.py</text:span><text:span text:style-name="T2"> script related files and $keys folder, to your website's designated root directory path. This will leave only </text:span><text:span text:style-name="T1">Website\index.php</text:span><text:span text:style-name="T2">, </text:span><text:span text:style-name="T1">Website\uploadimg (or the name it was changed to in </text:span><text:bookmark-start text:name="__DdeLink__1512_9254779821"/><text:span text:style-name="T1">Website\$keys\settings.php</text:span><text:bookmark-end text:name="__DdeLink__1512_9254779821"/><text:span text:style-name="T1">) </text:span><text:span text:style-name="T2">and a language folder for each language your website will support</text:span><text:span text:style-name="T1">.</text:span></text:p>
        </text:list-item>
        <text:list-item>
          <text:p text:style-name="P5"><text:s/>Set write permissions for the following folders:</text:p>
        </text:list-item>
      </text:list>
      <text:list xml:id="list501291543" text:style-name="L3">
        <text:list-header>
          <text:p text:style-name="P6">- <text:span text:style-name="T1">Website\[langauge folder name]\cache</text:span> - to enable caching of catalog.php when accessed publicly: sudo chmod 777 [cache path]. Caching can be disabled in <text:s/><text:span text:style-name="T1">Website\$keys\settings.php</text:span>.</text:p>
          <text:p text:style-name="P6">- <text:span text:style-name="T1">Website\uploadimg (or the name it was changed to in </text:span><text:bookmark-start text:name="__DdeLink__1512_925477982"/><text:span text:style-name="T1">Website\$keys\settings.php</text:span><text:bookmark-end text:name="__DdeLink__1512_925477982"/><text:span text:style-name="T1">) - </text:span>to <text:soft-page-break/>enable uploading product images: sudo chmod 777 [uploadimg path]</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Nimbus Mono L" svg:font-family="'Nimbus Mono L'" style:font-family-generic="modern" style:font-pitch="fixed"/>
    <style:font-face style:name="Loma" svg:font-family="Lom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ayala </meta:initial-creator>
    <meta:creation-date>2012-03-03T10:08:31</meta:creation-date>
    <dc:creator>ayala </dc:creator>
    <dc:date>2012-09-15T12:21:24</dc:date>
    <meta:editing-cycles>387</meta:editing-cycles>
    <meta:editing-duration>PT14H5M45S</meta:editing-duration>
    <meta:document-statistic meta:table-count="0" meta:image-count="0" meta:object-count="0" meta:page-count="3" meta:paragraph-count="31" meta:word-count="603" meta:character-count="1053" meta:non-whitespace-character-count="3674"/>
    <meta:user-defined meta:name="Info 1"/>
    <meta:user-defined meta:name="Info 2"/>
    <meta:user-defined meta:name="Info 3"/>
    <meta:user-defined meta:name="Info 4"/>
  </office:meta>
</office:document-meta>
</file>